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4.874cm"/>
    </style:style>
    <style:style style:name="co8" style:family="table-column">
      <style:table-column-properties fo:break-before="auto" style:column-width="4.955cm"/>
    </style:style>
    <style:style style:name="co9" style:family="table-column">
      <style:table-column-properties fo:break-before="auto" style:column-width="4.819cm"/>
    </style:style>
    <style:style style:name="co10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4.27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2.531cm"/>
    </style:style>
    <style:style style:name="co16" style:family="table-column">
      <style:table-column-properties fo:break-before="auto" style:column-width="2.995cm"/>
    </style:style>
    <style:style style:name="co17" style:family="table-column">
      <style:table-column-properties fo:break-before="auto" style:column-width="3.05cm"/>
    </style:style>
    <style:style style:name="co18" style:family="table-column">
      <style:table-column-properties fo:break-before="auto" style:column-width="2.914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5.8cm"/>
    </style:style>
    <style:style style:name="co21" style:family="table-column">
      <style:table-column-properties fo:break-before="auto" style:column-width="4.628cm"/>
    </style:style>
    <style:style style:name="co22" style:family="table-column">
      <style:table-column-properties fo:break-before="auto" style:column-width="3.893cm"/>
    </style:style>
    <style:style style:name="co23" style:family="table-column">
      <style:table-column-properties fo:break-before="auto" style:column-width="4.302cm"/>
    </style:style>
    <style:style style:name="co24" style:family="table-column">
      <style:table-column-properties fo:break-before="auto" style:column-width="3.37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ffcc"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/>
    </style:style>
    <style:style style:name="ce33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cc0000"/>
      <style:text-properties fo:color="#c9211e"/>
    </style:style>
    <style:style style:name="ce15" style:family="table-cell" style:parent-style-name="Default">
      <style:table-cell-properties fo:background-color="#000000"/>
      <style:text-properties fo:color="#c9211e"/>
    </style:style>
    <style:style style:name="ce17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fcc"/>
      <style:text-properties style:use-window-font-color="true"/>
    </style:style>
    <style:style style:name="ce41" style:family="table-cell" style:parent-style-name="Default">
      <style:text-properties style:use-window-font-color="true"/>
    </style:style>
    <style:style style:name="ce42" style:family="table-cell" style:parent-style-name="Default">
      <style:table-cell-properties fo:background-color="#ccffcc"/>
    </style:style>
    <style:style style:name="ce6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Flowshop Model</text:p>
          </table:table-cell>
          <table:table-cell table:style-name="ce23" office:value-type="string" calcext:value-type="string">
            <text:p>Solver Type</text:p>
          </table:table-cell>
          <table:table-cell table:style-name="ce26" office:value-type="string" calcext:value-type="string">
            <text:p>Mean Solving Time (small)</text:p>
          </table:table-cell>
          <table:table-cell table:style-name="ce26" office:value-type="string" calcext:value-type="string">
            <text:p>Mean Solving Time (medium)</text:p>
          </table:table-cell>
          <table:table-cell table:style-name="ce26" office:value-type="string" calcext:value-type="string">
            <text:p>Mean Solving Time (large)</text:p>
          </table:table-cell>
          <table:table-cell/>
          <table:table-cell table:style-name="ce1"/>
          <table:table-cell table:number-columns-repeated="1017"/>
        </table:table-row>
        <table:table-row table:style-name="ro2">
          <table:table-cell table:style-name="ce19" office:value-type="string" calcext:value-type="string" table:number-columns-spanned="1" table:number-rows-spanned="2">
            <text:p>Standard No wait</text:p>
          </table:table-cell>
          <table:table-cell office:value-type="string" calcext:value-type="string">
            <text:p>MIP</text:p>
          </table:table-cell>
          <table:table-cell table:formula="of:= AVERAGE([$Feuille2.B2:$Feuille2.B6])" office:value-type="float" office:value="0.00127525329589844" calcext:value-type="float">
            <text:p>0,001275253295898</text:p>
          </table:table-cell>
          <table:table-cell table:formula="of:= AVERAGE([$Feuille2.E2:$Feuille2.E6])" office:value-type="float" office:value="0.01180739402771" calcext:value-type="float">
            <text:p>0,01180739402771</text:p>
          </table:table-cell>
          <table:table-cell table:formula="of:= AVERAGE([$Feuille2.H2:$Feuille2.H6])" office:value-type="float" office:value="0.786119413375855" calcext:value-type="float">
            <text:p>0,786119413375855</text:p>
          </table:table-cell>
          <table:table-cell/>
          <table:table-cell table:style-name="ce9"/>
          <table:table-cell table:number-columns-repeated="1017"/>
        </table:table-row>
        <table:table-row table:style-name="ro2">
          <table:covered-table-cell table:style-name="ce20" office:value-type="string" calcext:value-type="string">
            <text:p>Standard No wait</text:p>
          </table:covered-table-cell>
          <table:table-cell office:value-type="string" calcext:value-type="string">
            <text:p>CP</text:p>
          </table:table-cell>
          <table:table-cell table:style-name="ce3" table:formula="of:=AVERAGE([$Feuille2.C2:$Feuille2.C6])" office:value-type="float" office:value="0.0237520694732666" calcext:value-type="float">
            <text:p>0,023752069473267</text:p>
          </table:table-cell>
          <table:table-cell table:formula="of:= AVERAGE([$Feuille2.F2:$Feuille2.F6])" office:value-type="float" office:value="0.0340866088867187" calcext:value-type="float">
            <text:p>0,034086608886719</text:p>
          </table:table-cell>
          <table:table-cell table:formula="of:= AVERAGE([$Feuille2.I2:$Feuille2.I6])" office:value-type="float" office:value="1.97909359931946" calcext:value-type="float">
            <text:p>1,97909359931946</text:p>
          </table:table-cell>
          <table:table-cell/>
          <table:table-cell table:style-name="ce9"/>
          <table:table-cell table:number-columns-repeated="1017"/>
        </table:table-row>
        <table:table-row table:style-name="ro2">
          <table:table-cell table:style-name="ce21" table:number-columns-repeated="5"/>
          <table:table-cell/>
          <table:table-cell table:style-name="ce9"/>
          <table:table-cell table:number-columns-repeated="1017"/>
        </table:table-row>
        <table:table-row table:style-name="ro2">
          <table:table-cell table:style-name="ce19" office:value-type="string" calcext:value-type="string" table:number-columns-spanned="1" table:number-rows-spanned="2">
            <text:p>Standard No wait setup</text:p>
          </table:table-cell>
          <table:table-cell office:value-type="string" calcext:value-type="string">
            <text:p>MIP</text:p>
          </table:table-cell>
          <table:table-cell table:style-name="ce3" table:formula="of:=AVERAGE([$Feuille2.B8:$Feuille2.B12])" office:value-type="float" office:value="0.0473687171936035" calcext:value-type="float">
            <text:p>0,047368717193604</text:p>
          </table:table-cell>
          <table:table-cell table:formula="of:=AVERAGE([$Feuille2.E8:$Feuille2.E12])" office:value-type="float" office:value="0.0548722267150879" calcext:value-type="float">
            <text:p>0,054872226715088</text:p>
          </table:table-cell>
          <table:table-cell table:formula="of:=AVERAGE([$Feuille2.H8:$Feuille2.H12])" office:value-type="float" office:value="1.55301446914673" calcext:value-type="float">
            <text:p>1,55301446914673</text:p>
          </table:table-cell>
          <table:table-cell/>
          <table:table-cell table:style-name="ce9"/>
          <table:table-cell table:number-columns-repeated="1017"/>
        </table:table-row>
        <table:table-row table:style-name="ro2">
          <table:covered-table-cell table:style-name="ce20" office:value-type="string" calcext:value-type="string">
            <text:p>Standard No wait setup</text:p>
          </table:covered-table-cell>
          <table:table-cell office:value-type="string" calcext:value-type="string">
            <text:p>CP</text:p>
          </table:table-cell>
          <table:table-cell table:style-name="ce3" table:formula="of:=AVERAGE([$Feuille2.C8:$Feuille2.C12])" office:value-type="float" office:value="0.0261180877685547" calcext:value-type="float">
            <text:p>0,026118087768555</text:p>
          </table:table-cell>
          <table:table-cell table:formula="of:=AVERAGE([$Feuille2.F8:$Feuille2.F12])" office:value-type="float" office:value="0.059970235824585" calcext:value-type="float">
            <text:p>0,059970235824585</text:p>
          </table:table-cell>
          <table:table-cell table:formula="of:=AVERAGE([$Feuille2.I8:$Feuille2.I12])" office:value-type="float" office:value="11.0667313575745" calcext:value-type="float">
            <text:p>11,0667313575745</text:p>
          </table:table-cell>
          <table:table-cell table:style-name="ce9" table:number-columns-repeated="2"/>
          <table:table-cell table:number-columns-repeated="1017"/>
        </table:table-row>
        <table:table-row table:style-name="ro2" table:number-rows-repeated="4">
          <table:table-cell/>
          <table:table-cell table:style-name="Default"/>
          <table:table-cell table:style-name="ce3"/>
          <table:table-cell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27" office:value-type="string" calcext:value-type="string">
            <text:p><text:s/>Mean Solving Time (small) 5 %</text:p>
          </table:table-cell>
          <table:table-cell table:style-name="ce27" office:value-type="string" calcext:value-type="string">
            <text:p>Mean Solving Time (small) 20 %</text:p>
          </table:table-cell>
          <table:table-cell table:style-name="ce27" office:value-type="string" calcext:value-type="string">
            <text:p>Solving Time (medium) 5 %</text:p>
          </table:table-cell>
          <table:table-cell table:style-name="ce33" office:value-type="string" calcext:value-type="string">
            <text:p>Solving Time (medium) 10 %</text:p>
          </table:table-cell>
          <table:table-cell table:style-name="ce33" office:value-type="string" calcext:value-type="string">
            <text:p><text:s/>Solving Time (medium) 20 %</text:p>
          </table:table-cell>
          <table:table-cell table:style-name="ce33" office:value-type="string" calcext:value-type="string">
            <text:p><text:s/>Solving Time (Large) 5 %</text:p>
          </table:table-cell>
          <table:table-cell table:style-name="ce33" office:value-type="string" calcext:value-type="string">
            <text:p>Solving Time (large) 10 %</text:p>
          </table:table-cell>
          <table:table-cell table:style-name="ce33" office:value-type="string" calcext:value-type="string">
            <text:p><text:s/>Solving Time (large) 20 %</text:p>
          </table:table-cell>
          <table:table-cell/>
          <table:table-cell table:style-name="ce16"/>
          <table:table-cell table:style-name="ce18"/>
          <table:table-cell table:number-columns-repeated="1011"/>
        </table:table-row>
        <table:table-row table:style-name="ro2">
          <table:table-cell table:style-name="ce19" office:value-type="string" calcext:value-type="string" table:number-columns-spanned="1" table:number-rows-spanned="6">
            <text:p>Robust No wait</text:p>
          </table:table-cell>
          <table:table-cell office:value-type="string" calcext:value-type="string">
            <text:p>MIP extended</text:p>
          </table:table-cell>
          <table:table-cell table:style-name="ce9" table:formula="of:=AVERAGE([$Feuille2.K2:$Feuille2.K6])" office:value-type="float" office:value="0.10713357925415" calcext:value-type="float">
            <text:p>0,10713357925415</text:p>
          </table:table-cell>
          <table:table-cell table:formula="of:=AVERAGE([$Feuille2.K8:$Feuille2.K12])" office:value-type="float" office:value="0.864852714538575" calcext:value-type="float">
            <text:p>0,864852714538575</text:p>
          </table:table-cell>
          <table:table-cell table:formula="of:=AVERAGE([$Feuille2.K14:$Feuille2.K18])" office:value-type="float" office:value="0.220209074020386" calcext:value-type="float">
            <text:p>0,220209074020386</text:p>
          </table:table-cell>
          <table:table-cell table:style-name="ce9" table:formula="of:=AVERAGE([$Feuille2.K20:$Feuille2.K24])" office:value-type="float" office:value="0.763358020782472" calcext:value-type="float">
            <text:p>0,763358020782472</text:p>
          </table:table-cell>
          <table:table-cell table:formula="of:=AVERAGE([$Feuille2.K26:$Feuille2.K30])" office:value-type="float" office:value="5.8090226650238" calcext:value-type="float">
            <text:p>5,8090226650238</text:p>
          </table:table-cell>
          <table:table-cell table:style-name="ce8" table:number-columns-repeated="3"/>
          <table:table-cell/>
          <table:table-cell table:style-name="ce17"/>
          <table:table-cell table:number-columns-repeated="1012"/>
        </table:table-row>
        <table:table-row table:style-name="ro2">
          <table:covered-table-cell table:style-name="ce20" office:value-type="string" calcext:value-type="string">
            <text:p>Robust No wait</text:p>
          </table:covered-table-cell>
          <table:table-cell office:value-type="string" calcext:value-type="string">
            <text:p>CP extended</text:p>
          </table:table-cell>
          <table:table-cell table:style-name="ce10" table:number-columns-repeated="4"/>
          <table:table-cell table:style-name="ce12" table:number-columns-repeated="4"/>
          <table:table-cell/>
          <table:table-cell table:style-name="ce17"/>
          <table:table-cell table:number-columns-repeated="1012"/>
        </table:table-row>
        <table:table-row table:style-name="ro2">
          <table:covered-table-cell table:style-name="ce20" office:value-type="string" calcext:value-type="string">
            <text:p>Robust No wait </text:p>
          </table:covered-table-cell>
          <table:table-cell office:value-type="string" calcext:value-type="string">
            <text:p>MIP-MIP</text:p>
          </table:table-cell>
          <table:table-cell table:style-name="ce9" table:formula="of:= AVERAGE([$Feuille2.M2:$Feuille2.M6])" office:value-type="float" office:value="0.0715587139129639" calcext:value-type="float">
            <text:p>0,071558713912964</text:p>
          </table:table-cell>
          <table:table-cell table:formula="of:=AVERAGE([$Feuille2.M8:$Feuille2.M12])" office:value-type="float" office:value="0.142452669143677" calcext:value-type="float">
            <text:p>0,142452669143677</text:p>
          </table:table-cell>
          <table:table-cell table:formula="of:=AVERAGE([$Feuille2.M14:$Feuille2.M18])" office:value-type="float" office:value="0.0664796829223633" calcext:value-type="float">
            <text:p>0,066479682922363</text:p>
          </table:table-cell>
          <table:table-cell table:style-name="ce9" table:formula="of:=AVERAGE([$Feuille2.M20:$Feuille2.M24])" office:value-type="float" office:value="0.097712230682373" calcext:value-type="float">
            <text:p>0,097712230682373</text:p>
          </table:table-cell>
          <table:table-cell table:formula="of:=AVERAGE([$Feuille2.M26:$Feuille2.M30])" office:value-type="float" office:value="0.207782077789307" calcext:value-type="float">
            <text:p>0,207782077789307</text:p>
          </table:table-cell>
          <table:table-cell table:formula="of:=AVERAGE([$Feuille2.M32:$Feuille2.M36])" office:value-type="float" office:value="0.133327341079712" calcext:value-type="float">
            <text:p>0,133327341079712</text:p>
          </table:table-cell>
          <table:table-cell table:formula="of:=AVERAGE([$Feuille2.M38:$Feuille2.M42])" office:value-type="float" office:value="0.201806402206421" calcext:value-type="float">
            <text:p>0,201806402206421</text:p>
          </table:table-cell>
          <table:table-cell table:formula="of:=AVERAGE([$Feuille2.M44:$Feuille2.M48])" office:value-type="float" office:value="0.24239706993103" calcext:value-type="float">
            <text:p>0,24239706993103</text:p>
          </table:table-cell>
          <table:table-cell/>
          <table:table-cell table:style-name="ce17"/>
          <table:table-cell table:number-columns-repeated="1012"/>
        </table:table-row>
        <table:table-row table:style-name="ro2">
          <table:covered-table-cell table:style-name="ce20" office:value-type="string" calcext:value-type="string">
            <text:p>Robust No wait </text:p>
          </table:covered-table-cell>
          <table:table-cell office:value-type="string" calcext:value-type="string">
            <text:p>CP-MIP</text:p>
          </table:table-cell>
          <table:table-cell table:style-name="ce9" table:formula="of:=AVERAGE([$Feuille2.N2:$Feuille2.N6])" office:value-type="float" office:value="0.167827844619751" calcext:value-type="float">
            <text:p>0,167827844619751</text:p>
          </table:table-cell>
          <table:table-cell table:formula="of:=AVERAGE([$Feuille2.N8:$Feuille2.N12])" office:value-type="float" office:value="0.33641185760498" calcext:value-type="float">
            <text:p>0,33641185760498</text:p>
          </table:table-cell>
          <table:table-cell table:formula="of:=AVERAGE([$Feuille2.N14:$Feuille2.N18])" office:value-type="float" office:value="0.137220668792725" calcext:value-type="float">
            <text:p>0,137220668792725</text:p>
          </table:table-cell>
          <table:table-cell table:style-name="ce9" table:formula="of:=AVERAGE([$Feuille2.N20:$Feuille2.N24])" office:value-type="float" office:value="0.350164127349854" calcext:value-type="float">
            <text:p>0,350164127349854</text:p>
          </table:table-cell>
          <table:table-cell table:formula="of:=AVERAGE([$Feuille2.N26:$Feuille2.N30])" office:value-type="float" office:value="0.516215181350708" calcext:value-type="float">
            <text:p>0,516215181350708</text:p>
          </table:table-cell>
          <table:table-cell table:formula="of:=AVERAGE([$Feuille2.N32:$Feuille2.N36])" office:value-type="float" office:value="0.367598056793213" calcext:value-type="float">
            <text:p>0,367598056793213</text:p>
          </table:table-cell>
          <table:table-cell table:formula="of:=AVERAGE([$Feuille2.N38:$Feuille2.N42])" office:value-type="float" office:value="0.623074150085449" calcext:value-type="float">
            <text:p>0,623074150085449</text:p>
          </table:table-cell>
          <table:table-cell table:formula="of:=AVERAGE([$Feuille2.N44:$Feuille2.N48])" office:value-type="float" office:value="0.4861328125" calcext:value-type="float">
            <text:p>0,4861328125</text:p>
          </table:table-cell>
          <table:table-cell/>
          <table:table-cell table:style-name="ce17"/>
          <table:table-cell table:number-columns-repeated="1012"/>
        </table:table-row>
        <table:table-row table:style-name="ro2">
          <table:covered-table-cell table:style-name="ce20" office:value-type="string" calcext:value-type="string">
            <text:p>Robust No wait </text:p>
          </table:covered-table-cell>
          <table:table-cell office:value-type="string" calcext:value-type="string">
            <text:p>MIP-CP</text:p>
          </table:table-cell>
          <table:table-cell table:style-name="ce11" table:number-columns-repeated="4"/>
          <table:table-cell table:style-name="ce8" table:number-columns-repeated="4"/>
          <table:table-cell/>
          <table:table-cell table:style-name="ce17"/>
          <table:table-cell table:number-columns-repeated="1012"/>
        </table:table-row>
        <table:table-row table:style-name="ro2">
          <table:covered-table-cell table:style-name="ce20" office:value-type="string" calcext:value-type="string">
            <text:p>Robust No wait </text:p>
          </table:covered-table-cell>
          <table:table-cell office:value-type="string" calcext:value-type="string">
            <text:p>CP-CP</text:p>
          </table:table-cell>
          <table:table-cell table:style-name="ce11" table:number-columns-repeated="4"/>
          <table:table-cell table:style-name="ce8" table:number-columns-repeated="4"/>
          <table:table-cell/>
          <table:table-cell table:style-name="ce17"/>
          <table:table-cell table:number-columns-repeated="1012"/>
        </table:table-row>
        <table:table-row table:style-name="ro2">
          <table:table-cell table:style-name="ce22"/>
          <table:table-cell table:style-name="ce21"/>
          <table:table-cell table:style-name="ce31" table:number-columns-repeated="4"/>
          <table:table-cell table:style-name="ce21" table:number-columns-repeated="4"/>
          <table:table-cell table:style-name="ce17" table:number-columns-repeated="1014"/>
        </table:table-row>
        <table:table-row table:style-name="ro2">
          <table:table-cell table:style-name="ce19" office:value-type="string" calcext:value-type="string" table:number-columns-spanned="1" table:number-rows-spanned="6">
            <text:p>Robust No wait setup</text:p>
          </table:table-cell>
          <table:table-cell office:value-type="string" calcext:value-type="string">
            <text:p>MIP extended</text:p>
          </table:table-cell>
          <table:table-cell table:style-name="ce3" table:formula="of:=AVERAGE([$Feuille2.K50:$Feuille2.K54])" office:value-type="float" office:value="0.0587460517883301" calcext:value-type="float">
            <text:p>0,05874605178833</text:p>
          </table:table-cell>
          <table:table-cell table:formula="of:=AVERAGE([$Feuille2.K56:$Feuille2.K60])" office:value-type="float" office:value="0.112022924423218" calcext:value-type="float">
            <text:p>0,112022924423218</text:p>
          </table:table-cell>
          <table:table-cell table:formula="of:=AVERAGE([$Feuille2.K62:$Feuille2.K66])" office:value-type="float" office:value="0.177424144744873" calcext:value-type="float">
            <text:p>0,177424144744873</text:p>
          </table:table-cell>
          <table:table-cell table:style-name="ce9" table:formula="of:=AVERAGE([$Feuille2.K68:$Feuille2.K72])" office:value-type="float" office:value="1.16175947189331" calcext:value-type="float">
            <text:p>1,16175947189331</text:p>
          </table:table-cell>
          <table:table-cell table:formula="of:=AVERAGE([$Feuille2.K74:$Feuille2.K78])" office:value-type="float" office:value="5.28183560371399" calcext:value-type="float">
            <text:p>5,28183560371399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covered-table-cell table:style-name="ce20" office:value-type="string" calcext:value-type="string">
            <text:p>Robust No wait setup</text:p>
          </table:covered-table-cell>
          <table:table-cell office:value-type="string" calcext:value-type="string">
            <text:p>CP extended</text:p>
          </table:table-cell>
          <table:table-cell table:formula="of:=AVERAGE([$Feuille2.L50:$Feuille2.L54])" office:value-type="float" office:value="0.0390884399414063" calcext:value-type="float">
            <text:p>0,039088439941406</text:p>
          </table:table-cell>
          <table:table-cell table:style-name="ce12" table:number-columns-repeated="7"/>
          <table:table-cell table:number-columns-repeated="1014"/>
        </table:table-row>
        <table:table-row table:style-name="ro2">
          <table:covered-table-cell table:style-name="ce20" office:value-type="string" calcext:value-type="string">
            <text:p>Robust No wait setup</text:p>
          </table:covered-table-cell>
          <table:table-cell office:value-type="string" calcext:value-type="string">
            <text:p>MIP-MIP</text:p>
          </table:table-cell>
          <table:table-cell table:formula="of:=AVERAGE([$Feuille2.M50:$Feuille2.M54])" office:value-type="float" office:value="0.035435962677002" calcext:value-type="float">
            <text:p>0,035435962677002</text:p>
          </table:table-cell>
          <table:table-cell table:style-name="Default" table:formula="of:=AVERAGE([$Feuille2.M56:$Feuille2.M60])" office:value-type="float" office:value="0.038193416595459" calcext:value-type="float">
            <text:p>0,038193416595459</text:p>
          </table:table-cell>
          <table:table-cell table:style-name="Default" table:formula="of:=AVERAGE([$Feuille2.M62:$Feuille2.M66])" office:value-type="float" office:value="0.117941379547119" calcext:value-type="float">
            <text:p>0,117941379547119</text:p>
          </table:table-cell>
          <table:table-cell table:formula="of:=AVERAGE([$Feuille2.M68:$Feuille2.M72])" office:value-type="float" office:value="0.147490501403809" calcext:value-type="float">
            <text:p>0,147490501403809</text:p>
          </table:table-cell>
          <table:table-cell table:formula="of:=AVERAGE([$Feuille2.M74:$Feuille2.M78])" office:value-type="float" office:value="0.150453090667724" calcext:value-type="float">
            <text:p>0,150453090667724</text:p>
          </table:table-cell>
          <table:table-cell table:style-name="ce14" table:number-columns-repeated="3"/>
          <table:table-cell table:number-columns-repeated="1014"/>
        </table:table-row>
        <table:table-row table:style-name="ro2">
          <table:covered-table-cell table:style-name="ce20" office:value-type="string" calcext:value-type="string">
            <text:p>Robust No wait setup</text:p>
          </table:covered-table-cell>
          <table:table-cell office:value-type="string" calcext:value-type="string">
            <text:p>MIP-CP</text:p>
          </table:table-cell>
          <table:table-cell table:formula="of:=AVERAGE([$Feuille2.N50:$Feuille2.N54])" office:value-type="float" office:value="0.0564539432525635" calcext:value-type="float">
            <text:p>0,056453943252564</text:p>
          </table:table-cell>
          <table:table-cell table:style-name="Default" table:formula="of:=AVERAGE([$Feuille2.N56:$Feuille2.N60])" office:value-type="float" office:value="0.0680119037628174" calcext:value-type="float">
            <text:p>0,068011903762817</text:p>
          </table:table-cell>
          <table:table-cell table:style-name="Default" table:formula="of:=AVERAGE([$Feuille2.N62:$Feuille2.N66])" office:value-type="float" office:value="0.307739543914795" calcext:value-type="float">
            <text:p>0,307739543914795</text:p>
          </table:table-cell>
          <table:table-cell table:formula="of:=AVERAGE([$Feuille2.N68:$Feuille2.N72])" office:value-type="float" office:value="0.421008682250977" calcext:value-type="float">
            <text:p>0,421008682250977</text:p>
          </table:table-cell>
          <table:table-cell table:formula="of:=AVERAGE([$Feuille2.N74:$Feuille2.N78])" office:value-type="float" office:value="0.883231210708617" calcext:value-type="float">
            <text:p>0,883231210708617</text:p>
          </table:table-cell>
          <table:table-cell table:style-name="ce15" table:number-columns-repeated="3"/>
          <table:table-cell table:number-columns-repeated="1014"/>
        </table:table-row>
        <table:table-row table:style-name="ro2">
          <table:covered-table-cell table:style-name="ce20"/>
          <table:table-cell office:value-type="string" calcext:value-type="string">
            <text:p>CP-MIP</text:p>
          </table:table-cell>
          <table:table-cell table:formula="of:=AVERAGE([$Feuille2.O50:$Feuille2.O54])" office:value-type="float" office:value="0.0439793586730957" calcext:value-type="float">
            <text:p>0,043979358673096</text:p>
          </table:table-cell>
          <table:table-cell table:style-name="Default" table:formula="of:=AVERAGE([$Feuille2.O56:$Feuille2.O60])" office:value-type="float" office:value="0.0501917362213135" calcext:value-type="float">
            <text:p>0,050191736221314</text:p>
          </table:table-cell>
          <table:table-cell table:style-name="Default" table:formula="of:=AVERAGE([$Feuille2.O62:$Feuille2.O66])" office:value-type="float" office:value="0.0718552589416504" calcext:value-type="float">
            <text:p>0,071855258941651</text:p>
          </table:table-cell>
          <table:table-cell table:formula="of:=AVERAGE([$Feuille2.O68:$Feuille2.O72])" office:value-type="float" office:value="0.0964576721191407" calcext:value-type="float">
            <text:p>0,096457672119141</text:p>
          </table:table-cell>
          <table:table-cell table:formula="of:=AVERAGE([$Feuille2.O74:$Feuille2.O78])" office:value-type="float" office:value="0.576825666427612" calcext:value-type="float">
            <text:p>0,576825666427612</text:p>
          </table:table-cell>
          <table:table-cell table:style-name="ce12" table:number-columns-repeated="3"/>
          <table:table-cell table:number-columns-repeated="1014"/>
        </table:table-row>
        <table:table-row table:style-name="ro2">
          <table:covered-table-cell table:style-name="ce20" office:value-type="string" calcext:value-type="string">
            <text:p>Robust No wait setup</text:p>
          </table:covered-table-cell>
          <table:table-cell office:value-type="string" calcext:value-type="string">
            <text:p>CP-CP</text:p>
          </table:table-cell>
          <table:table-cell table:formula="of:=AVERAGE([$Feuille2.P50:$Feuille2.P54])" office:value-type="float" office:value="0.0512830257415771" calcext:value-type="float">
            <text:p>0,051283025741577</text:p>
          </table:table-cell>
          <table:table-cell table:style-name="Default" table:formula="of:=AVERAGE([$Feuille2.P56:$Feuille2.P60])" office:value-type="float" office:value="0.0514312744140625" calcext:value-type="float">
            <text:p>0,051431274414063</text:p>
          </table:table-cell>
          <table:table-cell table:style-name="Default" table:formula="of:=AVERAGE([$Feuille2.P62:$Feuille2.P66])" office:value-type="float" office:value="0.584629011154175" calcext:value-type="float">
            <text:p>0,584629011154175</text:p>
          </table:table-cell>
          <table:table-cell table:formula="of:=AVERAGE([$Feuille2.P68:$Feuille2.P72])" office:value-type="float" office:value="0.812436008453369" calcext:value-type="float">
            <text:p>0,812436008453369</text:p>
          </table:table-cell>
          <table:table-cell table:formula="of:=AVERAGE([$Feuille2.P74:$Feuille2.P78])" office:value-type="float" office:value="0.819368028640748" calcext:value-type="float">
            <text:p>0,819368028640748</text:p>
          </table:table-cell>
          <table:table-cell table:style-name="ce12" table:number-columns-repeated="3"/>
          <table:table-cell table:number-columns-repeated="1014"/>
        </table:table-row>
        <table:table-row table:style-name="ro2">
          <table:table-cell table:style-name="ce20"/>
          <table:table-cell table:style-name="ce3"/>
          <table:table-cell/>
          <table:table-cell table:style-name="Default" table:number-columns-repeated="2"/>
          <table:table-cell table:number-columns-repeated="1019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style-name="ce3" table:number-columns-repeated="2"/>
          <table:table-cell table:number-columns-repeated="1019"/>
        </table:table-row>
      </table:table>
      <table:table table:name="Feuille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ce12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table:style-name="ce40" office:value-type="string" calcext:value-type="string">
            <text:p>Small = (m=2,n=3)</text:p>
          </table:table-cell>
          <table:table-cell table:style-name="ce42" office:value-type="string" calcext:value-type="string">
            <text:p>Small nwt MIP</text:p>
          </table:table-cell>
          <table:table-cell table:style-name="ce42" office:value-type="string" calcext:value-type="string">
            <text:p>Small nwt CP</text:p>
          </table:table-cell>
          <table:table-cell/>
          <table:table-cell table:style-name="ce42" office:value-type="string" calcext:value-type="string">
            <text:p>Medium nwt MIP</text:p>
          </table:table-cell>
          <table:table-cell table:style-name="ce42" office:value-type="string" calcext:value-type="string">
            <text:p>Medium nwt CP</text:p>
          </table:table-cell>
          <table:table-cell/>
          <table:table-cell table:style-name="ce42" office:value-type="string" calcext:value-type="string">
            <text:p>Large nwt MIP</text:p>
          </table:table-cell>
          <table:table-cell table:style-name="ce42" office:value-type="string" calcext:value-type="string">
            <text:p>Large nwt CP</text:p>
          </table:table-cell>
          <table:table-cell/>
          <table:table-cell table:style-name="ce42" office:value-type="string" calcext:value-type="string">
            <text:p>Small nwt MIP extended 5 %</text:p>
          </table:table-cell>
          <table:table-cell table:style-name="ce42" office:value-type="string" calcext:value-type="string">
            <text:p>Small nwt CP extended 5 %</text:p>
          </table:table-cell>
          <table:table-cell table:style-name="ce42" office:value-type="string" calcext:value-type="string">
            <text:p>Small nwt MIPMIP 5 %</text:p>
          </table:table-cell>
          <table:table-cell table:style-name="ce42" office:value-type="string" calcext:value-type="string">
            <text:p>Small nwt MIPCP 5 %</text:p>
          </table:table-cell>
          <table:table-cell table:style-name="ce42" office:value-type="string" calcext:value-type="string">
            <text:p>Small nwt CPMIP 5 %</text:p>
          </table:table-cell>
          <table:table-cell table:style-name="ce42" office:value-type="string" calcext:value-type="string">
            <text:p>Small nwt CPCP 5 %</text:p>
          </table:table-cell>
        </table:table-row>
        <table:table-row table:style-name="ro2">
          <table:table-cell table:style-name="ce40" office:value-type="string" calcext:value-type="string">
            <text:p>Medium = (m=3, n=5)</text:p>
          </table:table-cell>
          <table:table-cell office:value-type="float" office:value="0.00110411643981934" calcext:value-type="float">
            <text:p>0,001104116439819</text:p>
          </table:table-cell>
          <table:table-cell office:value-type="float" office:value="0.0295302867889404" calcext:value-type="float">
            <text:p>0,02953028678894</text:p>
          </table:table-cell>
          <table:table-cell/>
          <table:table-cell office:value-type="float" office:value="0.00155305862426758" calcext:value-type="float">
            <text:p>0,001553058624268</text:p>
          </table:table-cell>
          <table:table-cell office:value-type="float" office:value="0.0104999542236328" calcext:value-type="float">
            <text:p>0,010499954223633</text:p>
          </table:table-cell>
          <table:table-cell/>
          <table:table-cell office:value-type="float" office:value="0.462764978408814" calcext:value-type="float">
            <text:p>0,462764978408814</text:p>
          </table:table-cell>
          <table:table-cell office:value-type="float" office:value="1.06057286262512" calcext:value-type="float">
            <text:p>1,06057286262512</text:p>
          </table:table-cell>
          <table:table-cell/>
          <table:table-cell table:style-name="ce3" office:value-type="float" office:value="0.0887324810028076" calcext:value-type="float">
            <text:p>0,088732481002808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float" office:value="0.049593448638916" calcext:value-type="float">
            <text:p>0,049593448638916</text:p>
          </table:table-cell>
          <table:table-cell table:style-name="ce3" office:value-type="float" office:value="0.0676751136779785" calcext:value-type="float">
            <text:p>0,067675113677979</text:p>
          </table:table-cell>
          <table:table-cell table:style-name="ce6" office:value-type="float" office:value="192.277806282043" calcext:value-type="float">
            <text:p>192,277806282043</text:p>
          </table:table-cell>
          <table:table-cell table:style-name="ce12" office:value-type="string" calcext:value-type="string">
            <text:p>&gt;3600</text:p>
          </table:table-cell>
        </table:table-row>
        <table:table-row table:style-name="ro2">
          <table:table-cell table:style-name="ce40" office:value-type="string" calcext:value-type="string">
            <text:p>Large = (m5, n=10)</text:p>
          </table:table-cell>
          <table:table-cell office:value-type="float" office:value="0.00122189521789551" calcext:value-type="float">
            <text:p>0,001221895217896</text:p>
          </table:table-cell>
          <table:table-cell office:value-type="float" office:value="0.0276672840118408" calcext:value-type="float">
            <text:p>0,027667284011841</text:p>
          </table:table-cell>
          <table:table-cell/>
          <table:table-cell office:value-type="float" office:value="0.0145061016082764" calcext:value-type="float">
            <text:p>0,014506101608276</text:p>
          </table:table-cell>
          <table:table-cell office:value-type="float" office:value="0.0428245067596436" calcext:value-type="float">
            <text:p>0,042824506759644</text:p>
          </table:table-cell>
          <table:table-cell/>
          <table:table-cell office:value-type="float" office:value="1.33541107177734" calcext:value-type="float">
            <text:p>1,33541107177734</text:p>
          </table:table-cell>
          <table:table-cell office:value-type="float" office:value="2.85566067695618" calcext:value-type="float">
            <text:p>2,85566067695618</text:p>
          </table:table-cell>
          <table:table-cell/>
          <table:table-cell office:value-type="float" office:value="0.12173056602478" calcext:value-type="float">
            <text:p>0,12173056602478</text:p>
          </table:table-cell>
          <table:table-cell/>
          <table:table-cell office:value-type="float" office:value="0.135244369506836" calcext:value-type="float">
            <text:p>0,135244369506836</text:p>
          </table:table-cell>
          <table:table-cell office:value-type="float" office:value="0.542719602584839" calcext:value-type="float">
            <text:p>0,5427196025848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19709968566895" calcext:value-type="float">
            <text:p>0,001197099685669</text:p>
          </table:table-cell>
          <table:table-cell office:value-type="float" office:value="0.0285274982452393" calcext:value-type="float">
            <text:p>0,028527498245239</text:p>
          </table:table-cell>
          <table:table-cell/>
          <table:table-cell office:value-type="float" office:value="0.0158700942993164" calcext:value-type="float">
            <text:p>0,015870094299316</text:p>
          </table:table-cell>
          <table:table-cell office:value-type="float" office:value="0.0431411266326904" calcext:value-type="float">
            <text:p>0,04314112663269</text:p>
          </table:table-cell>
          <table:table-cell/>
          <table:table-cell office:value-type="float" office:value="0.438974857330322" calcext:value-type="float">
            <text:p>0,438974857330322</text:p>
          </table:table-cell>
          <table:table-cell office:value-type="float" office:value="0.735034227371216" calcext:value-type="float">
            <text:p>0,735034227371216</text:p>
          </table:table-cell>
          <table:table-cell/>
          <table:table-cell office:value-type="float" office:value="0.0845773220062256" calcext:value-type="float">
            <text:p>0,084577322006226</text:p>
          </table:table-cell>
          <table:table-cell/>
          <table:table-cell office:value-type="float" office:value="0.0462391376495361" calcext:value-type="float">
            <text:p>0,046239137649536</text:p>
          </table:table-cell>
          <table:table-cell office:value-type="float" office:value="0.113553524017334" calcext:value-type="float">
            <text:p>0,1135535240173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30009651184082" calcext:value-type="float">
            <text:p>0,001300096511841</text:p>
          </table:table-cell>
          <table:table-cell office:value-type="float" office:value="0.0153753757476807" calcext:value-type="float">
            <text:p>0,015375375747681</text:p>
          </table:table-cell>
          <table:table-cell/>
          <table:table-cell office:value-type="float" office:value="0.0147337913513184" calcext:value-type="float">
            <text:p>0,014733791351318</text:p>
          </table:table-cell>
          <table:table-cell office:value-type="float" office:value="0.0427112579345703" calcext:value-type="float">
            <text:p>0,04271125793457</text:p>
          </table:table-cell>
          <table:table-cell/>
          <table:table-cell office:value-type="float" office:value="1.50456809997559" calcext:value-type="float">
            <text:p>1,50456809997559</text:p>
          </table:table-cell>
          <table:table-cell office:value-type="float" office:value="4.14852452278137" calcext:value-type="float">
            <text:p>4,14852452278137</text:p>
          </table:table-cell>
          <table:table-cell/>
          <table:table-cell office:value-type="float" office:value="0.135902404785156" calcext:value-type="float">
            <text:p>0,135902404785156</text:p>
          </table:table-cell>
          <table:table-cell/>
          <table:table-cell office:value-type="float" office:value="0.0467400550842285" calcext:value-type="float">
            <text:p>0,046740055084229</text:p>
          </table:table-cell>
          <table:table-cell office:value-type="float" office:value="0.0571110248565674" calcext:value-type="float">
            <text:p>0,0571110248565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55305862426758" calcext:value-type="float">
            <text:p>0,001553058624268</text:p>
          </table:table-cell>
          <table:table-cell office:value-type="float" office:value="0.0176599025726318" calcext:value-type="float">
            <text:p>0,017659902572632</text:p>
          </table:table-cell>
          <table:table-cell/>
          <table:table-cell office:value-type="float" office:value="0.0123739242553711" calcext:value-type="float">
            <text:p>0,012373924255371</text:p>
          </table:table-cell>
          <table:table-cell office:value-type="float" office:value="0.0312561988830566" calcext:value-type="float">
            <text:p>0,031256198883057</text:p>
          </table:table-cell>
          <table:table-cell/>
          <table:table-cell office:value-type="float" office:value="0.188878059387207" calcext:value-type="float">
            <text:p>0,188878059387207</text:p>
          </table:table-cell>
          <table:table-cell office:value-type="float" office:value="1.0956757068634" calcext:value-type="float">
            <text:p>1,0956757068634</text:p>
          </table:table-cell>
          <table:table-cell/>
          <table:table-cell office:value-type="float" office:value="0.104725122451782" calcext:value-type="float">
            <text:p>0,104725122451782</text:p>
          </table:table-cell>
          <table:table-cell/>
          <table:table-cell office:value-type="float" office:value="0.0799765586853027" calcext:value-type="float">
            <text:p>0,079976558685303</text:p>
          </table:table-cell>
          <table:table-cell office:value-type="float" office:value="0.0580799579620361" calcext:value-type="float">
            <text:p>0,058079957962036</text:p>
          </table:table-cell>
          <table:table-cell table:number-columns-repeated="2"/>
        </table:table-row>
        <table:table-row table:style-name="ro2">
          <table:table-cell/>
          <table:table-cell table:style-name="ce42" office:value-type="string" calcext:value-type="string">
            <text:p>Small setup MIP</text:p>
          </table:table-cell>
          <table:table-cell table:style-name="ce42" office:value-type="string" calcext:value-type="string">
            <text:p>Small setup CP</text:p>
          </table:table-cell>
          <table:table-cell/>
          <table:table-cell table:style-name="ce42" office:value-type="string" calcext:value-type="string">
            <text:p>Medium setup MIP</text:p>
          </table:table-cell>
          <table:table-cell table:style-name="ce42" office:value-type="string" calcext:value-type="string">
            <text:p>Medium setup CP</text:p>
          </table:table-cell>
          <table:table-cell/>
          <table:table-cell table:style-name="ce42" office:value-type="string" calcext:value-type="string">
            <text:p>Large setup MIP</text:p>
          </table:table-cell>
          <table:table-cell table:style-name="ce42" office:value-type="string" calcext:value-type="string">
            <text:p>Large setup CP</text:p>
          </table:table-cell>
          <table:table-cell/>
          <table:table-cell table:style-name="ce42" office:value-type="string" calcext:value-type="string">
            <text:p>Small nwt MIP extended 20 %</text:p>
          </table:table-cell>
          <table:table-cell/>
          <table:table-cell table:style-name="ce42" office:value-type="string" calcext:value-type="string">
            <text:p>Small nwt MIPMIP 20 %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46908569335937" calcext:value-type="float">
            <text:p>0,034690856933594</text:p>
          </table:table-cell>
          <table:table-cell office:value-type="float" office:value="0.031339168548584" calcext:value-type="float">
            <text:p>0,031339168548584</text:p>
          </table:table-cell>
          <table:table-cell/>
          <table:table-cell office:value-type="float" office:value="0.0615918636322022" calcext:value-type="float">
            <text:p>0,061591863632202</text:p>
          </table:table-cell>
          <table:table-cell office:value-type="float" office:value="0.0334820747375488" calcext:value-type="float">
            <text:p>0,033482074737549</text:p>
          </table:table-cell>
          <table:table-cell/>
          <table:table-cell office:value-type="float" office:value="0.26046895980835" calcext:value-type="float">
            <text:p>0,26046895980835</text:p>
          </table:table-cell>
          <table:table-cell office:value-type="float" office:value="10.7717187404633" calcext:value-type="float">
            <text:p>10,7717187404633</text:p>
          </table:table-cell>
          <table:table-cell/>
          <table:table-cell office:value-type="float" office:value="0.883130550384522" calcext:value-type="float">
            <text:p>0,883130550384522</text:p>
          </table:table-cell>
          <table:table-cell/>
          <table:table-cell office:value-type="float" office:value="0.127813339233398" calcext:value-type="float">
            <text:p>0,127813339233398</text:p>
          </table:table-cell>
          <table:table-cell office:value-type="float" office:value="0.56383466720581" calcext:value-type="float">
            <text:p>0,563834667205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86230850219727" calcext:value-type="float">
            <text:p>0,048623085021973</text:p>
          </table:table-cell>
          <table:table-cell office:value-type="float" office:value="0.0173506736755371" calcext:value-type="float">
            <text:p>0,017350673675537</text:p>
          </table:table-cell>
          <table:table-cell/>
          <table:table-cell office:value-type="float" office:value="0.0596556663513184" calcext:value-type="float">
            <text:p>0,059655666351318</text:p>
          </table:table-cell>
          <table:table-cell office:value-type="float" office:value="0.0714306831359863" calcext:value-type="float">
            <text:p>0,071430683135986</text:p>
          </table:table-cell>
          <table:table-cell/>
          <table:table-cell office:value-type="float" office:value="3.13976073265076" calcext:value-type="float">
            <text:p>3,13976073265076</text:p>
          </table:table-cell>
          <table:table-cell office:value-type="float" office:value="14.4412310123444" calcext:value-type="float">
            <text:p>14,4412310123444</text:p>
          </table:table-cell>
          <table:table-cell/>
          <table:table-cell office:value-type="float" office:value="0.942877531051636" calcext:value-type="float">
            <text:p>0,942877531051636</text:p>
          </table:table-cell>
          <table:table-cell/>
          <table:table-cell office:value-type="float" office:value="0.239096879959106" calcext:value-type="float">
            <text:p>0,239096879959106</text:p>
          </table:table-cell>
          <table:table-cell office:value-type="float" office:value="0.5713951587677" calcext:value-type="float">
            <text:p>0,57139515876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12492561340332" calcext:value-type="float">
            <text:p>0,061249256134033</text:p>
          </table:table-cell>
          <table:table-cell office:value-type="float" office:value="0.0372111797332764" calcext:value-type="float">
            <text:p>0,037211179733276</text:p>
          </table:table-cell>
          <table:table-cell/>
          <table:table-cell office:value-type="float" office:value="0.0576820373535156" calcext:value-type="float">
            <text:p>0,057682037353516</text:p>
          </table:table-cell>
          <table:table-cell office:value-type="float" office:value="0.0363140106201172" calcext:value-type="float">
            <text:p>0,036314010620117</text:p>
          </table:table-cell>
          <table:table-cell/>
          <table:table-cell office:value-type="float" office:value="0.984126806259155" calcext:value-type="float">
            <text:p>0,984126806259155</text:p>
          </table:table-cell>
          <table:table-cell office:value-type="float" office:value="8.06054997444153" calcext:value-type="float">
            <text:p>8,06054997444153</text:p>
          </table:table-cell>
          <table:table-cell/>
          <table:table-cell office:value-type="float" office:value="0.845057010650635" calcext:value-type="float">
            <text:p>0,845057010650635</text:p>
          </table:table-cell>
          <table:table-cell/>
          <table:table-cell office:value-type="float" office:value="0.13945746421814" calcext:value-type="float">
            <text:p>0,13945746421814</text:p>
          </table:table-cell>
          <table:table-cell office:value-type="float" office:value="0.0823225975036621" calcext:value-type="float">
            <text:p>0,082322597503662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03642559051514" calcext:value-type="float">
            <text:p>0,050364255905151</text:p>
          </table:table-cell>
          <table:table-cell office:value-type="float" office:value="0.0267512798309326" calcext:value-type="float">
            <text:p>0,026751279830933</text:p>
          </table:table-cell>
          <table:table-cell/>
          <table:table-cell office:value-type="float" office:value="0.0489659309387207" calcext:value-type="float">
            <text:p>0,048965930938721</text:p>
          </table:table-cell>
          <table:table-cell office:value-type="float" office:value="0.0694694519042969" calcext:value-type="float">
            <text:p>0,069469451904297</text:p>
          </table:table-cell>
          <table:table-cell/>
          <table:table-cell office:value-type="float" office:value="1.10298776626587" calcext:value-type="float">
            <text:p>1,10298776626587</text:p>
          </table:table-cell>
          <table:table-cell office:value-type="float" office:value="8.9505569934845" calcext:value-type="float">
            <text:p>8,9505569934845</text:p>
          </table:table-cell>
          <table:table-cell/>
          <table:table-cell office:value-type="float" office:value="0.842583179473877" calcext:value-type="float">
            <text:p>0,842583179473877</text:p>
          </table:table-cell>
          <table:table-cell/>
          <table:table-cell office:value-type="float" office:value="0.176963329315186" calcext:value-type="float">
            <text:p>0,176963329315186</text:p>
          </table:table-cell>
          <table:table-cell office:value-type="float" office:value="0.335040330886841" calcext:value-type="float">
            <text:p>0,33504033088684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19161319732666" calcext:value-type="float">
            <text:p>0,041916131973267</text:p>
          </table:table-cell>
          <table:table-cell office:value-type="float" office:value="0.0179381370544434" calcext:value-type="float">
            <text:p>0,017938137054443</text:p>
          </table:table-cell>
          <table:table-cell/>
          <table:table-cell office:value-type="float" office:value="0.0464656352996826" calcext:value-type="float">
            <text:p>0,046465635299683</text:p>
          </table:table-cell>
          <table:table-cell office:value-type="float" office:value="0.0891549587249756" calcext:value-type="float">
            <text:p>0,089154958724976</text:p>
          </table:table-cell>
          <table:table-cell/>
          <table:table-cell office:value-type="float" office:value="2.27772808074951" calcext:value-type="float">
            <text:p>2,27772808074951</text:p>
          </table:table-cell>
          <table:table-cell office:value-type="float" office:value="13.1096000671387" calcext:value-type="float">
            <text:p>13,1096000671387</text:p>
          </table:table-cell>
          <table:table-cell/>
          <table:table-cell office:value-type="float" office:value="0.810615301132202" calcext:value-type="float">
            <text:p>0,810615301132202</text:p>
          </table:table-cell>
          <table:table-cell/>
          <table:table-cell office:value-type="float" office:value="0.0289323329925537" calcext:value-type="float">
            <text:p>0,028932332992554</text:p>
          </table:table-cell>
          <table:table-cell office:value-type="float" office:value="0.129466533660889" calcext:value-type="float">
            <text:p>0,129466533660889</text:p>
          </table:table-cell>
          <table:table-cell table:number-columns-repeated="2"/>
        </table:table-row>
        <table:table-row table:style-name="ro2">
          <table:table-cell table:style-name="ce41"/>
          <table:table-cell table:number-columns-repeated="9"/>
          <table:table-cell table:style-name="ce42" office:value-type="string" calcext:value-type="string">
            <text:p>Medium nwt MIP extended 5 %</text:p>
          </table:table-cell>
          <table:table-cell/>
          <table:table-cell table:style-name="ce42" office:value-type="string" calcext:value-type="string">
            <text:p>Medium nwt MIPMIP 5 %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0.749727964401245" calcext:value-type="float">
            <text:p>0,749727964401245</text:p>
          </table:table-cell>
          <table:table-cell/>
          <table:table-cell office:value-type="float" office:value="0.118302822113037" calcext:value-type="float">
            <text:p>0,118302822113037</text:p>
          </table:table-cell>
          <table:table-cell office:value-type="float" office:value="0.431767463684082" calcext:value-type="float">
            <text:p>0,431767463684082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105611085891724" calcext:value-type="float">
            <text:p>0,105611085891724</text:p>
          </table:table-cell>
          <table:table-cell/>
          <table:table-cell office:value-type="float" office:value="0.0320613384246826" calcext:value-type="float">
            <text:p>0,032061338424683</text:p>
          </table:table-cell>
          <table:table-cell office:value-type="float" office:value="0.067197322845459" calcext:value-type="float">
            <text:p>0,067197322845459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086446762084961" calcext:value-type="float">
            <text:p>0,086446762084961</text:p>
          </table:table-cell>
          <table:table-cell/>
          <table:table-cell office:value-type="float" office:value="0.0389649868011475" calcext:value-type="float">
            <text:p>0,038964986801148</text:p>
          </table:table-cell>
          <table:table-cell office:value-type="float" office:value="0.071244478225708" calcext:value-type="float">
            <text:p>0,071244478225708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0731754302978516" calcext:value-type="float">
            <text:p>0,073175430297852</text:p>
          </table:table-cell>
          <table:table-cell/>
          <table:table-cell office:value-type="float" office:value="0.0546581745147705" calcext:value-type="float">
            <text:p>0,054658174514771</text:p>
          </table:table-cell>
          <table:table-cell office:value-type="float" office:value="0.0514740943908691" calcext:value-type="float">
            <text:p>0,051474094390869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0860841274261475" calcext:value-type="float">
            <text:p>0,086084127426148</text:p>
          </table:table-cell>
          <table:table-cell/>
          <table:table-cell office:value-type="float" office:value="0.0884110927581787" calcext:value-type="float">
            <text:p>0,088411092758179</text:p>
          </table:table-cell>
          <table:table-cell office:value-type="float" office:value="0.0644199848175049" calcext:value-type="float">
            <text:p>0,064419984817505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42" office:value-type="string" calcext:value-type="string">
            <text:p>Medium nwt MIP extended 10 %</text:p>
          </table:table-cell>
          <table:table-cell/>
          <table:table-cell table:style-name="ce42" office:value-type="string" calcext:value-type="string">
            <text:p>Medium nwt MIPMIP 10 %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0.661302089691162" calcext:value-type="float">
            <text:p>0,661302089691162</text:p>
          </table:table-cell>
          <table:table-cell/>
          <table:table-cell office:value-type="float" office:value="0.0752451419830322" calcext:value-type="float">
            <text:p>0,075245141983032</text:p>
          </table:table-cell>
          <table:table-cell office:value-type="float" office:value="0.0923631191253662" calcext:value-type="float">
            <text:p>0,092363119125366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906201601028442" calcext:value-type="float">
            <text:p>0,906201601028442</text:p>
          </table:table-cell>
          <table:table-cell/>
          <table:table-cell office:value-type="float" office:value="0.146425247192383" calcext:value-type="float">
            <text:p>0,146425247192383</text:p>
          </table:table-cell>
          <table:table-cell office:value-type="float" office:value="0.5510573387146" calcext:value-type="float">
            <text:p>0,5510573387146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1.08508133888245" calcext:value-type="float">
            <text:p>1,08508133888245</text:p>
          </table:table-cell>
          <table:table-cell/>
          <table:table-cell office:value-type="float" office:value="0.121930360794067" calcext:value-type="float">
            <text:p>0,121930360794067</text:p>
          </table:table-cell>
          <table:table-cell office:value-type="float" office:value="0.56969404220581" calcext:value-type="float">
            <text:p>0,5696940422058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665972232818604" calcext:value-type="float">
            <text:p>0,665972232818604</text:p>
          </table:table-cell>
          <table:table-cell/>
          <table:table-cell office:value-type="float" office:value="0.0842876434326172" calcext:value-type="float">
            <text:p>0,084287643432617</text:p>
          </table:table-cell>
          <table:table-cell office:value-type="float" office:value="0.121872425079346" calcext:value-type="float">
            <text:p>0,121872425079346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498232841491699" calcext:value-type="float">
            <text:p>0,498232841491699</text:p>
          </table:table-cell>
          <table:table-cell/>
          <table:table-cell office:value-type="float" office:value="0.0606727600097656" calcext:value-type="float">
            <text:p>0,060672760009766</text:p>
          </table:table-cell>
          <table:table-cell office:value-type="float" office:value="0.415833711624146" calcext:value-type="float">
            <text:p>0,415833711624146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42" office:value-type="string" calcext:value-type="string">
            <text:p>Medium nwt MIP extended 20 %</text:p>
          </table:table-cell>
          <table:table-cell/>
          <table:table-cell table:style-name="ce42" office:value-type="string" calcext:value-type="string">
            <text:p>Medium nwt MIPMIP 20 %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4.08936858177185" calcext:value-type="float">
            <text:p>4,08936858177185</text:p>
          </table:table-cell>
          <table:table-cell/>
          <table:table-cell office:value-type="float" office:value="0.137678146362305" calcext:value-type="float">
            <text:p>0,137678146362305</text:p>
          </table:table-cell>
          <table:table-cell office:value-type="float" office:value="0.540594339370728" calcext:value-type="float">
            <text:p>0,540594339370728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4.13484406471252" calcext:value-type="float">
            <text:p>4,13484406471252</text:p>
          </table:table-cell>
          <table:table-cell/>
          <table:table-cell office:value-type="float" office:value="0.138000726699829" calcext:value-type="float">
            <text:p>0,138000726699829</text:p>
          </table:table-cell>
          <table:table-cell office:value-type="float" office:value="0.135379314422607" calcext:value-type="float">
            <text:p>0,135379314422607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6.08434820175171" calcext:value-type="float">
            <text:p>6,08434820175171</text:p>
          </table:table-cell>
          <table:table-cell/>
          <table:table-cell office:value-type="float" office:value="0.203823566436768" calcext:value-type="float">
            <text:p>0,203823566436768</text:p>
          </table:table-cell>
          <table:table-cell office:value-type="float" office:value="0.555413007736206" calcext:value-type="float">
            <text:p>0,555413007736206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6.86020278930664" calcext:value-type="float">
            <text:p>6,86020278930664</text:p>
          </table:table-cell>
          <table:table-cell/>
          <table:table-cell office:value-type="float" office:value="0.297126293182373" calcext:value-type="float">
            <text:p>0,297126293182373</text:p>
          </table:table-cell>
          <table:table-cell office:value-type="float" office:value="0.813174724578857" calcext:value-type="float">
            <text:p>0,813174724578857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7.87634968757629" calcext:value-type="float">
            <text:p>7,87634968757629</text:p>
          </table:table-cell>
          <table:table-cell/>
          <table:table-cell office:value-type="float" office:value="0.262281656265259" calcext:value-type="float">
            <text:p>0,262281656265259</text:p>
          </table:table-cell>
          <table:table-cell office:value-type="float" office:value="0.536514520645142" calcext:value-type="float">
            <text:p>0,53651452064514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42" office:value-type="string" calcext:value-type="string">
            <text:p>Large nwt MIPMIP 5 %</text:p>
          </table:table-cell>
          <table:table-cell table:number-columns-repeated="3"/>
        </table:table-row>
        <table:table-row table:style-name="ro2">
          <table:table-cell table:number-columns-repeated="12"/>
          <table:table-cell office:value-type="float" office:value="0.0956029891967773" calcext:value-type="float">
            <text:p>0,095602989196777</text:p>
          </table:table-cell>
          <table:table-cell office:value-type="float" office:value="0.865370512008667" calcext:value-type="float">
            <text:p>0,86537051200866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134050130844116" calcext:value-type="float">
            <text:p>0,134050130844116</text:p>
          </table:table-cell>
          <table:table-cell office:value-type="float" office:value="0.113443851470947" calcext:value-type="float">
            <text:p>0,11344385147094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102884292602539" calcext:value-type="float">
            <text:p>0,102884292602539</text:p>
          </table:table-cell>
          <table:table-cell office:value-type="float" office:value="0.116862773895264" calcext:value-type="float">
            <text:p>0,11686277389526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113296031951904" calcext:value-type="float">
            <text:p>0,113296031951904</text:p>
          </table:table-cell>
          <table:table-cell office:value-type="float" office:value="0.148732662200928" calcext:value-type="float">
            <text:p>0,14873266220092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220803260803223" calcext:value-type="float">
            <text:p>0,220803260803223</text:p>
          </table:table-cell>
          <table:table-cell office:value-type="float" office:value="0.593580484390259" calcext:value-type="float">
            <text:p>0,593580484390259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42" office:value-type="string" calcext:value-type="string">
            <text:p>Large nwt MIPMIP 10 %</text:p>
          </table:table-cell>
          <table:table-cell table:number-columns-repeated="3"/>
        </table:table-row>
        <table:table-row table:style-name="ro2">
          <table:table-cell table:number-columns-repeated="12"/>
          <table:table-cell office:value-type="float" office:value="0.231477975845337" calcext:value-type="float">
            <text:p>0,231477975845337</text:p>
          </table:table-cell>
          <table:table-cell office:value-type="float" office:value="0.709874868392944" calcext:value-type="float">
            <text:p>0,70987486839294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279341697692871" calcext:value-type="float">
            <text:p>0,279341697692871</text:p>
          </table:table-cell>
          <table:table-cell office:value-type="float" office:value="0.592413425445557" calcext:value-type="float">
            <text:p>0,59241342544555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221650123596191" calcext:value-type="float">
            <text:p>0,221650123596191</text:p>
          </table:table-cell>
          <table:table-cell office:value-type="float" office:value="0.851701736450195" calcext:value-type="float">
            <text:p>0,85170173645019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119621515274048" calcext:value-type="float">
            <text:p>0,119621515274048</text:p>
          </table:table-cell>
          <table:table-cell office:value-type="float" office:value="0.549007415771484" calcext:value-type="float">
            <text:p>0,54900741577148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156940698623657" calcext:value-type="float">
            <text:p>0,156940698623657</text:p>
          </table:table-cell>
          <table:table-cell office:value-type="float" office:value="0.412373304367065" calcext:value-type="float">
            <text:p>0,412373304367065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42" office:value-type="string" calcext:value-type="string">
            <text:p>Large nwt MIPMIP 20 %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1226.19297599792" calcext:value-type="float">
            <text:p>1226,19297599792</text:p>
          </table:table-cell>
          <table:table-cell/>
          <table:table-cell office:value-type="float" office:value="0.272529125213623" calcext:value-type="float">
            <text:p>0,272529125213623</text:p>
          </table:table-cell>
          <table:table-cell office:value-type="float" office:value="0.0865650177001953" calcext:value-type="float">
            <text:p>0,08656501770019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193777799606323" calcext:value-type="float">
            <text:p>0,193777799606323</text:p>
          </table:table-cell>
          <table:table-cell office:value-type="float" office:value="0.117824554443359" calcext:value-type="float">
            <text:p>0,117824554443359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312008857727051" calcext:value-type="float">
            <text:p>0,312008857727051</text:p>
          </table:table-cell>
          <table:table-cell office:value-type="float" office:value="1.48034930229187" calcext:value-type="float">
            <text:p>1,48034930229187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312931299209595" calcext:value-type="float">
            <text:p>0,312931299209595</text:p>
          </table:table-cell>
          <table:table-cell office:value-type="float" office:value="0.596848726272583" calcext:value-type="float">
            <text:p>0,596848726272583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.12073826789856" calcext:value-type="float">
            <text:p>0,12073826789856</text:p>
          </table:table-cell>
          <table:table-cell office:value-type="float" office:value="0.149076461791992" calcext:value-type="float">
            <text:p>0,149076461791992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42" office:value-type="string" calcext:value-type="string">
            <text:p>Small setup MIP extended 5 %</text:p>
          </table:table-cell>
          <table:table-cell/>
          <table:table-cell table:style-name="ce42" office:value-type="string" calcext:value-type="string">
            <text:p>Small setup MIPMIP 5 %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0.0608389377593994" calcext:value-type="float">
            <text:p>0,060838937759399</text:p>
          </table:table-cell>
          <table:table-cell table:number-columns-repeated="2" office:value-type="float" office:value="0.042794942855835" calcext:value-type="float">
            <text:p>0,042794942855835</text:p>
          </table:table-cell>
          <table:table-cell office:value-type="float" office:value="0.0506634712219238" calcext:value-type="float">
            <text:p>0,050663471221924</text:p>
          </table:table-cell>
          <table:table-cell office:value-type="float" office:value="0.0453617572784424" calcext:value-type="float">
            <text:p>0,045361757278442</text:p>
          </table:table-cell>
          <table:table-cell office:value-type="float" office:value="0.0926103591918945" calcext:value-type="float">
            <text:p>0,092610359191895</text:p>
          </table:table-cell>
        </table:table-row>
        <table:table-row table:style-name="ro2">
          <table:table-cell table:number-columns-repeated="10"/>
          <table:table-cell office:value-type="float" office:value="0.0570864677429199" calcext:value-type="float">
            <text:p>0,05708646774292</text:p>
          </table:table-cell>
          <table:table-cell office:value-type="float" office:value="0.0358831882476807" calcext:value-type="float">
            <text:p>0,035883188247681</text:p>
          </table:table-cell>
          <table:table-cell office:value-type="float" office:value="0.0392208099365234" calcext:value-type="float">
            <text:p>0,039220809936523</text:p>
          </table:table-cell>
          <table:table-cell office:value-type="float" office:value="0.0427300930023193" calcext:value-type="float">
            <text:p>0,042730093002319</text:p>
          </table:table-cell>
          <table:table-cell office:value-type="float" office:value="0.0425384044647217" calcext:value-type="float">
            <text:p>0,042538404464722</text:p>
          </table:table-cell>
          <table:table-cell office:value-type="float" office:value="0.035466194152832" calcext:value-type="float">
            <text:p>0,035466194152832</text:p>
          </table:table-cell>
        </table:table-row>
        <table:table-row table:style-name="ro2">
          <table:table-cell table:number-columns-repeated="10"/>
          <table:table-cell office:value-type="float" office:value="0.0553097724914551" calcext:value-type="float">
            <text:p>0,055309772491455</text:p>
          </table:table-cell>
          <table:table-cell office:value-type="float" office:value="0.0251686573028564" calcext:value-type="float">
            <text:p>0,025168657302856</text:p>
          </table:table-cell>
          <table:table-cell office:value-type="float" office:value="0.0108041763305664" calcext:value-type="float">
            <text:p>0,010804176330566</text:p>
          </table:table-cell>
          <table:table-cell office:value-type="float" office:value="0.0742647647857666" calcext:value-type="float">
            <text:p>0,074264764785767</text:p>
          </table:table-cell>
          <table:table-cell office:value-type="float" office:value="0.0364210605621338" calcext:value-type="float">
            <text:p>0,036421060562134</text:p>
          </table:table-cell>
          <table:table-cell office:value-type="float" office:value="0.0360314846038818" calcext:value-type="float">
            <text:p>0,036031484603882</text:p>
          </table:table-cell>
        </table:table-row>
        <table:table-row table:style-name="ro2">
          <table:table-cell table:number-columns-repeated="10"/>
          <table:table-cell office:value-type="float" office:value="0.0621681213378906" calcext:value-type="float">
            <text:p>0,062168121337891</text:p>
          </table:table-cell>
          <table:table-cell office:value-type="float" office:value="0.0420305728912354" calcext:value-type="float">
            <text:p>0,042030572891235</text:p>
          </table:table-cell>
          <table:table-cell office:value-type="float" office:value="0.0579042434692383" calcext:value-type="float">
            <text:p>0,057904243469238</text:p>
          </table:table-cell>
          <table:table-cell office:value-type="float" office:value="0.0548460483551026" calcext:value-type="float">
            <text:p>0,054846048355103</text:p>
          </table:table-cell>
          <table:table-cell office:value-type="float" office:value="0.0525705814361572" calcext:value-type="float">
            <text:p>0,052570581436157</text:p>
          </table:table-cell>
          <table:table-cell office:value-type="float" office:value="0.0444650650024414" calcext:value-type="float">
            <text:p>0,044465065002441</text:p>
          </table:table-cell>
        </table:table-row>
        <table:table-row table:style-name="ro2">
          <table:table-cell table:number-columns-repeated="10"/>
          <table:table-cell office:value-type="float" office:value="0.0583269596099854" calcext:value-type="float">
            <text:p>0,058326959609985</text:p>
          </table:table-cell>
          <table:table-cell office:value-type="float" office:value="0.0495648384094238" calcext:value-type="float">
            <text:p>0,049564838409424</text:p>
          </table:table-cell>
          <table:table-cell office:value-type="float" office:value="0.0264556407928467" calcext:value-type="float">
            <text:p>0,026455640792847</text:p>
          </table:table-cell>
          <table:table-cell office:value-type="float" office:value="0.0597653388977051" calcext:value-type="float">
            <text:p>0,059765338897705</text:p>
          </table:table-cell>
          <table:table-cell office:value-type="float" office:value="0.0430049896240234" calcext:value-type="float">
            <text:p>0,043004989624023</text:p>
          </table:table-cell>
          <table:table-cell office:value-type="float" office:value="0.0478420257568359" calcext:value-type="float">
            <text:p>0,047842025756836</text:p>
          </table:table-cell>
        </table:table-row>
        <table:table-row table:style-name="ro2">
          <table:table-cell table:number-columns-repeated="10"/>
          <table:table-cell table:style-name="ce42" office:value-type="string" calcext:value-type="string">
            <text:p>Small setup MIP extended 20 %</text:p>
          </table:table-cell>
          <table:table-cell/>
          <table:table-cell table:style-name="ce42" office:value-type="string" calcext:value-type="string">
            <text:p>Small setup MIPMIP 20 %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0.0967848300933838" calcext:value-type="float">
            <text:p>0,096784830093384</text:p>
          </table:table-cell>
          <table:table-cell/>
          <table:table-cell office:value-type="float" office:value="0.0691251754760742" calcext:value-type="float">
            <text:p>0,069125175476074</text:p>
          </table:table-cell>
          <table:table-cell office:value-type="float" office:value="0.061016321182251" calcext:value-type="float">
            <text:p>0,061016321182251</text:p>
          </table:table-cell>
          <table:table-cell office:value-type="float" office:value="0.0629920959472656" calcext:value-type="float">
            <text:p>0,062992095947266</text:p>
          </table:table-cell>
          <table:table-cell office:value-type="float" office:value="0.0532286167144776" calcext:value-type="float">
            <text:p>0,053228616714478</text:p>
          </table:table-cell>
        </table:table-row>
        <table:table-row table:style-name="ro2">
          <table:table-cell table:number-columns-repeated="10"/>
          <table:table-cell office:value-type="float" office:value="0.110644578933716" calcext:value-type="float">
            <text:p>0,110644578933716</text:p>
          </table:table-cell>
          <table:table-cell/>
          <table:table-cell office:value-type="float" office:value="0.0218150615692139" calcext:value-type="float">
            <text:p>0,021815061569214</text:p>
          </table:table-cell>
          <table:table-cell office:value-type="float" office:value="0.0895910263061523" calcext:value-type="float">
            <text:p>0,089591026306152</text:p>
          </table:table-cell>
          <table:table-cell office:value-type="float" office:value="0.0468544960021973" calcext:value-type="float">
            <text:p>0,046854496002197</text:p>
          </table:table-cell>
          <table:table-cell office:value-type="float" office:value="0.0543038845062256" calcext:value-type="float">
            <text:p>0,054303884506226</text:p>
          </table:table-cell>
        </table:table-row>
        <table:table-row table:style-name="ro2">
          <table:table-cell table:number-columns-repeated="10"/>
          <table:table-cell office:value-type="float" office:value="0.131924390792847" calcext:value-type="float">
            <text:p>0,131924390792847</text:p>
          </table:table-cell>
          <table:table-cell/>
          <table:table-cell office:value-type="float" office:value="0.0238170623779297" calcext:value-type="float">
            <text:p>0,02381706237793</text:p>
          </table:table-cell>
          <table:table-cell office:value-type="float" office:value="0.0540821552276611" calcext:value-type="float">
            <text:p>0,054082155227661</text:p>
          </table:table-cell>
          <table:table-cell office:value-type="float" office:value="0.0470662117004395" calcext:value-type="float">
            <text:p>0,04706621170044</text:p>
          </table:table-cell>
          <table:table-cell office:value-type="float" office:value="0.0558478832244873" calcext:value-type="float">
            <text:p>0,055847883224487</text:p>
          </table:table-cell>
        </table:table-row>
        <table:table-row table:style-name="ro2">
          <table:table-cell table:number-columns-repeated="10"/>
          <table:table-cell office:value-type="float" office:value="0.10793662071228" calcext:value-type="float">
            <text:p>0,10793662071228</text:p>
          </table:table-cell>
          <table:table-cell/>
          <table:table-cell office:value-type="float" office:value="0.038834810256958" calcext:value-type="float">
            <text:p>0,038834810256958</text:p>
          </table:table-cell>
          <table:table-cell office:value-type="float" office:value="0.0734014511108398" calcext:value-type="float">
            <text:p>0,07340145111084</text:p>
          </table:table-cell>
          <table:table-cell office:value-type="float" office:value="0.0562167167663574" calcext:value-type="float">
            <text:p>0,056216716766357</text:p>
          </table:table-cell>
          <table:table-cell office:value-type="float" office:value="0.0539460182189941" calcext:value-type="float">
            <text:p>0,053946018218994</text:p>
          </table:table-cell>
        </table:table-row>
        <table:table-row table:style-name="ro2">
          <table:table-cell table:number-columns-repeated="10"/>
          <table:table-cell office:value-type="float" office:value="0.112824201583862" calcext:value-type="float">
            <text:p>0,112824201583862</text:p>
          </table:table-cell>
          <table:table-cell/>
          <table:table-cell office:value-type="float" office:value="0.0373749732971191" calcext:value-type="float">
            <text:p>0,037374973297119</text:p>
          </table:table-cell>
          <table:table-cell office:value-type="float" office:value="0.0619685649871826" calcext:value-type="float">
            <text:p>0,061968564987183</text:p>
          </table:table-cell>
          <table:table-cell office:value-type="float" office:value="0.0378291606903076" calcext:value-type="float">
            <text:p>0,037829160690308</text:p>
          </table:table-cell>
          <table:table-cell office:value-type="float" office:value="0.0398299694061279" calcext:value-type="float">
            <text:p>0,039829969406128</text:p>
          </table:table-cell>
        </table:table-row>
        <table:table-row table:style-name="ro2">
          <table:table-cell table:number-columns-repeated="10"/>
          <table:table-cell table:style-name="ce42" office:value-type="string" calcext:value-type="string">
            <text:p>Medium setup MIP extended 5 %</text:p>
          </table:table-cell>
          <table:table-cell/>
          <table:table-cell table:style-name="ce42" office:value-type="string" calcext:value-type="string">
            <text:p>Medium setup MIPMIP 5 %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0.17997932434082" calcext:value-type="float">
            <text:p>0,17997932434082</text:p>
          </table:table-cell>
          <table:table-cell/>
          <table:table-cell office:value-type="float" office:value="0.19143009185791" calcext:value-type="float">
            <text:p>0,19143009185791</text:p>
          </table:table-cell>
          <table:table-cell office:value-type="float" office:value="0.327455759048462" calcext:value-type="float">
            <text:p>0,327455759048462</text:p>
          </table:table-cell>
          <table:table-cell office:value-type="float" office:value="0.0805249214172363" calcext:value-type="float">
            <text:p>0,080524921417236</text:p>
          </table:table-cell>
          <table:table-cell office:value-type="float" office:value="0.620649337768555" calcext:value-type="float">
            <text:p>0,620649337768555</text:p>
          </table:table-cell>
        </table:table-row>
        <table:table-row table:style-name="ro2">
          <table:table-cell table:number-columns-repeated="10"/>
          <table:table-cell office:value-type="float" office:value="0.174493312835693" calcext:value-type="float">
            <text:p>0,174493312835693</text:p>
          </table:table-cell>
          <table:table-cell/>
          <table:table-cell office:value-type="float" office:value="0.0741171836853027" calcext:value-type="float">
            <text:p>0,074117183685303</text:p>
          </table:table-cell>
          <table:table-cell office:value-type="float" office:value="0.293696165084839" calcext:value-type="float">
            <text:p>0,293696165084839</text:p>
          </table:table-cell>
          <table:table-cell office:value-type="float" office:value="0.0598249435424805" calcext:value-type="float">
            <text:p>0,059824943542481</text:p>
          </table:table-cell>
          <table:table-cell office:value-type="float" office:value="0.493841648101807" calcext:value-type="float">
            <text:p>0,493841648101807</text:p>
          </table:table-cell>
        </table:table-row>
        <table:table-row table:style-name="ro2">
          <table:table-cell table:number-columns-repeated="10"/>
          <table:table-cell office:value-type="float" office:value="0.176735877990723" calcext:value-type="float">
            <text:p>0,176735877990723</text:p>
          </table:table-cell>
          <table:table-cell/>
          <table:table-cell office:value-type="float" office:value="0.0677282810211182" calcext:value-type="float">
            <text:p>0,067728281021118</text:p>
          </table:table-cell>
          <table:table-cell office:value-type="float" office:value="0.29003119468689" calcext:value-type="float">
            <text:p>0,29003119468689</text:p>
          </table:table-cell>
          <table:table-cell office:value-type="float" office:value="0.0622193813323975" calcext:value-type="float">
            <text:p>0,062219381332398</text:p>
          </table:table-cell>
          <table:table-cell office:value-type="float" office:value="0.623512268066406" calcext:value-type="float">
            <text:p>0,623512268066406</text:p>
          </table:table-cell>
        </table:table-row>
        <table:table-row table:style-name="ro2">
          <table:table-cell table:number-columns-repeated="10"/>
          <table:table-cell office:value-type="float" office:value="0.18306827545166" calcext:value-type="float">
            <text:p>0,18306827545166</text:p>
          </table:table-cell>
          <table:table-cell/>
          <table:table-cell office:value-type="float" office:value="0.185925960540771" calcext:value-type="float">
            <text:p>0,185925960540771</text:p>
          </table:table-cell>
          <table:table-cell office:value-type="float" office:value="0.316952705383301" calcext:value-type="float">
            <text:p>0,316952705383301</text:p>
          </table:table-cell>
          <table:table-cell office:value-type="float" office:value="0.097602128982544" calcext:value-type="float">
            <text:p>0,097602128982544</text:p>
          </table:table-cell>
          <table:table-cell office:value-type="float" office:value="0.677164316177368" calcext:value-type="float">
            <text:p>0,677164316177368</text:p>
          </table:table-cell>
        </table:table-row>
        <table:table-row table:style-name="ro2">
          <table:table-cell table:number-columns-repeated="10"/>
          <table:table-cell office:value-type="float" office:value="0.172843933105469" calcext:value-type="float">
            <text:p>0,172843933105469</text:p>
          </table:table-cell>
          <table:table-cell/>
          <table:table-cell office:value-type="float" office:value="0.0705053806304932" calcext:value-type="float">
            <text:p>0,070505380630493</text:p>
          </table:table-cell>
          <table:table-cell office:value-type="float" office:value="0.310561895370483" calcext:value-type="float">
            <text:p>0,310561895370483</text:p>
          </table:table-cell>
          <table:table-cell office:value-type="float" office:value="0.0591049194335938" calcext:value-type="float">
            <text:p>0,059104919433594</text:p>
          </table:table-cell>
          <table:table-cell office:value-type="float" office:value="0.507977485656738" calcext:value-type="float">
            <text:p>0,507977485656738</text:p>
          </table:table-cell>
        </table:table-row>
        <table:table-row table:style-name="ro2">
          <table:table-cell table:number-columns-repeated="10"/>
          <table:table-cell table:style-name="ce42" office:value-type="string" calcext:value-type="string">
            <text:p>Medium setup MIP extended 10 %</text:p>
          </table:table-cell>
          <table:table-cell/>
          <table:table-cell table:style-name="ce42" office:value-type="string" calcext:value-type="string">
            <text:p>Medium nwt MIPMIP 10 %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1.17054176330566" calcext:value-type="float">
            <text:p>1,17054176330566</text:p>
          </table:table-cell>
          <table:table-cell/>
          <table:table-cell office:value-type="float" office:value="0.175713062286377" calcext:value-type="float">
            <text:p>0,175713062286377</text:p>
          </table:table-cell>
          <table:table-cell office:value-type="float" office:value="0.377708673477173" calcext:value-type="float">
            <text:p>0,377708673477173</text:p>
          </table:table-cell>
          <table:table-cell office:value-type="float" office:value="0.106123447418213" calcext:value-type="float">
            <text:p>0,106123447418213</text:p>
          </table:table-cell>
          <table:table-cell office:value-type="float" office:value="0.760912895202637" calcext:value-type="float">
            <text:p>0,760912895202637</text:p>
          </table:table-cell>
        </table:table-row>
        <table:table-row table:style-name="ro2">
          <table:table-cell table:number-columns-repeated="10"/>
          <table:table-cell office:value-type="float" office:value="1.12347340583801" calcext:value-type="float">
            <text:p>1,12347340583801</text:p>
          </table:table-cell>
          <table:table-cell/>
          <table:table-cell office:value-type="float" office:value="0.0769867897033691" calcext:value-type="float">
            <text:p>0,076986789703369</text:p>
          </table:table-cell>
          <table:table-cell office:value-type="float" office:value="0.328281164169311" calcext:value-type="float">
            <text:p>0,328281164169311</text:p>
          </table:table-cell>
          <table:table-cell office:value-type="float" office:value="0.0760922431945801" calcext:value-type="float">
            <text:p>0,07609224319458</text:p>
          </table:table-cell>
          <table:table-cell office:value-type="float" office:value="0.550918817520142" calcext:value-type="float">
            <text:p>0,550918817520142</text:p>
          </table:table-cell>
        </table:table-row>
        <table:table-row table:style-name="ro2">
          <table:table-cell table:number-columns-repeated="10"/>
          <table:table-cell office:value-type="float" office:value="1.17925238609314" calcext:value-type="float">
            <text:p>1,17925238609314</text:p>
          </table:table-cell>
          <table:table-cell/>
          <table:table-cell office:value-type="float" office:value="0.286179304122925" calcext:value-type="float">
            <text:p>0,286179304122925</text:p>
          </table:table-cell>
          <table:table-cell office:value-type="float" office:value="0.714495420455933" calcext:value-type="float">
            <text:p>0,714495420455933</text:p>
          </table:table-cell>
          <table:table-cell office:value-type="float" office:value="0.106346607208252" calcext:value-type="float">
            <text:p>0,106346607208252</text:p>
          </table:table-cell>
          <table:table-cell office:value-type="float" office:value="1.42162084579468" calcext:value-type="float">
            <text:p>1,42162084579468</text:p>
          </table:table-cell>
        </table:table-row>
        <table:table-row table:style-name="ro2">
          <table:table-cell table:number-columns-repeated="10"/>
          <table:table-cell office:value-type="float" office:value="1.1751549243927" calcext:value-type="float">
            <text:p>1,1751549243927</text:p>
          </table:table-cell>
          <table:table-cell/>
          <table:table-cell office:value-type="float" office:value="0.0316896438598633" calcext:value-type="float">
            <text:p>0,031689643859863</text:p>
          </table:table-cell>
          <table:table-cell office:value-type="float" office:value="0.109995365142822" calcext:value-type="float">
            <text:p>0,109995365142822</text:p>
          </table:table-cell>
          <table:table-cell office:value-type="float" office:value="0.0784916877746582" calcext:value-type="float">
            <text:p>0,078491687774658</text:p>
          </table:table-cell>
          <table:table-cell office:value-type="float" office:value="0.296695232391357" calcext:value-type="float">
            <text:p>0,296695232391357</text:p>
          </table:table-cell>
        </table:table-row>
        <table:table-row table:style-name="ro2">
          <table:table-cell table:number-columns-repeated="10"/>
          <table:table-cell office:value-type="float" office:value="1.16037487983704" calcext:value-type="float">
            <text:p>1,16037487983704</text:p>
          </table:table-cell>
          <table:table-cell/>
          <table:table-cell office:value-type="float" office:value="0.166883707046509" calcext:value-type="float">
            <text:p>0,166883707046509</text:p>
          </table:table-cell>
          <table:table-cell office:value-type="float" office:value="0.574562788009644" calcext:value-type="float">
            <text:p>0,574562788009644</text:p>
          </table:table-cell>
          <table:table-cell office:value-type="float" office:value="0.115234375" calcext:value-type="float">
            <text:p>0,115234375</text:p>
          </table:table-cell>
          <table:table-cell office:value-type="float" office:value="1.03203225135803" calcext:value-type="float">
            <text:p>1,03203225135803</text:p>
          </table:table-cell>
        </table:table-row>
        <table:table-row table:style-name="ro2">
          <table:table-cell table:number-columns-repeated="10"/>
          <table:table-cell table:style-name="ce42" office:value-type="string" calcext:value-type="string">
            <text:p>Medium setup MIP extended 20 %</text:p>
          </table:table-cell>
          <table:table-cell/>
          <table:table-cell table:style-name="ce42" office:value-type="string" calcext:value-type="string">
            <text:p>Mediuml nwt MIPMIP 20 %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float" office:value="5.3333683013916" calcext:value-type="float">
            <text:p>5,3333683013916</text:p>
          </table:table-cell>
          <table:table-cell/>
          <table:table-cell office:value-type="float" office:value="0.247094392776489" calcext:value-type="float">
            <text:p>0,247094392776489</text:p>
          </table:table-cell>
          <table:table-cell office:value-type="float" office:value="1.32874608039856" calcext:value-type="float">
            <text:p>1,32874608039856</text:p>
          </table:table-cell>
          <table:table-cell office:value-type="float" office:value="0.689339160919189" calcext:value-type="float">
            <text:p>0,689339160919189</text:p>
          </table:table-cell>
          <table:table-cell office:value-type="float" office:value="1.58790516853333" calcext:value-type="float">
            <text:p>1,58790516853333</text:p>
          </table:table-cell>
        </table:table-row>
        <table:table-row table:style-name="ro2">
          <table:table-cell table:number-columns-repeated="10"/>
          <table:table-cell office:value-type="float" office:value="5.365398645401" calcext:value-type="float">
            <text:p>5,365398645401</text:p>
          </table:table-cell>
          <table:table-cell/>
          <table:table-cell office:value-type="float" office:value="0.161294460296631" calcext:value-type="float">
            <text:p>0,161294460296631</text:p>
          </table:table-cell>
          <table:table-cell office:value-type="float" office:value="1.08525705337524" calcext:value-type="float">
            <text:p>1,08525705337524</text:p>
          </table:table-cell>
          <table:table-cell office:value-type="float" office:value="0.91892147064209" calcext:value-type="float">
            <text:p>0,91892147064209</text:p>
          </table:table-cell>
          <table:table-cell office:value-type="float" office:value="0.585771322250366" calcext:value-type="float">
            <text:p>0,585771322250366</text:p>
          </table:table-cell>
        </table:table-row>
        <table:table-row table:style-name="ro2">
          <table:table-cell table:number-columns-repeated="10"/>
          <table:table-cell office:value-type="float" office:value="5.20443916320801" calcext:value-type="float">
            <text:p>5,20443916320801</text:p>
          </table:table-cell>
          <table:table-cell/>
          <table:table-cell office:value-type="float" office:value="0.119329214096069" calcext:value-type="float">
            <text:p>0,119329214096069</text:p>
          </table:table-cell>
          <table:table-cell office:value-type="float" office:value="1.10606813430786" calcext:value-type="float">
            <text:p>1,10606813430786</text:p>
          </table:table-cell>
          <table:table-cell office:value-type="float" office:value="0.890841007232666" calcext:value-type="float">
            <text:p>0,890841007232666</text:p>
          </table:table-cell>
          <table:table-cell office:value-type="float" office:value="0.696751832962036" calcext:value-type="float">
            <text:p>0,696751832962036</text:p>
          </table:table-cell>
        </table:table-row>
        <table:table-row table:style-name="ro2">
          <table:table-cell table:number-columns-repeated="10"/>
          <table:table-cell office:value-type="float" office:value="5.27729249000549" calcext:value-type="float">
            <text:p>5,27729249000549</text:p>
          </table:table-cell>
          <table:table-cell/>
          <table:table-cell office:value-type="float" office:value="0.137069225311279" calcext:value-type="float">
            <text:p>0,137069225311279</text:p>
          </table:table-cell>
          <table:table-cell office:value-type="float" office:value="0.423135042190552" calcext:value-type="float">
            <text:p>0,423135042190552</text:p>
          </table:table-cell>
          <table:table-cell office:value-type="float" office:value="0.19734525680542" calcext:value-type="float">
            <text:p>0,19734525680542</text:p>
          </table:table-cell>
          <table:table-cell office:value-type="float" office:value="0.576726675033569" calcext:value-type="float">
            <text:p>0,576726675033569</text:p>
          </table:table-cell>
        </table:table-row>
        <table:table-row table:style-name="ro2">
          <table:table-cell table:number-columns-repeated="10"/>
          <table:table-cell office:value-type="float" office:value="5.22867941856384" calcext:value-type="float">
            <text:p>5,22867941856384</text:p>
          </table:table-cell>
          <table:table-cell/>
          <table:table-cell office:value-type="float" office:value="0.0874781608581543" calcext:value-type="float">
            <text:p>0,087478160858154</text:p>
          </table:table-cell>
          <table:table-cell office:value-type="float" office:value="0.472949743270874" calcext:value-type="float">
            <text:p>0,472949743270874</text:p>
          </table:table-cell>
          <table:table-cell office:value-type="float" office:value="0.187681436538696" calcext:value-type="float">
            <text:p>0,187681436538696</text:p>
          </table:table-cell>
          <table:table-cell office:value-type="float" office:value="0.649685144424439" calcext:value-type="float">
            <text:p>0,649685144424439</text:p>
          </table:table-cell>
        </table:table-row>
        <table:table-row table:style-name="ro2" table:number-rows-repeated="104849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5:26:47.518710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7-16T15:33:54.928900301</meta:creation-date>
    <dc:date>2024-07-25T15:46:14.489635424</dc:date>
    <meta:editing-duration>PT2H54M58S</meta:editing-duration>
    <meta:editing-cycles>5</meta:editing-cycles>
    <meta:generator>LibreOffice/6.4.7.2$Linux_X86_64 LibreOffice_project/40$Build-2</meta:generator>
    <meta:document-statistic meta:table-count="2" meta:cell-count="444" meta:object-count="0"/>
  </office:meta>
</office:document-meta>
</file>